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395cm" table:align="margins"/>
    </style:style>
    <style:style style:name="Table2.A" style:family="table-column">
      <style:table-column-properties style:column-width="8.698cm" style:rel-column-width="32767*"/>
    </style:style>
    <style:style style:name="Table2.B" style:family="table-column">
      <style:table-column-properties style:column-width="8.698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7.395cm" table:align="margins"/>
    </style:style>
    <style:style style:name="Table8.A" style:family="table-column">
      <style:table-column-properties style:column-width="8.698cm" style:rel-column-width="32767*"/>
    </style:style>
    <style:style style:name="Table8.B" style:family="table-column">
      <style:table-column-properties style:column-width="8.698cm" style:rel-column-width="3276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7.395cm" table:align="margins"/>
    </style:style>
    <style:style style:name="Table4.A" style:family="table-column">
      <style:table-column-properties style:column-width="8.698cm" style:rel-column-width="32767*"/>
    </style:style>
    <style:style style:name="Table4.B" style:family="table-column">
      <style:table-column-properties style:column-width="8.698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7.395cm" table:align="margins"/>
    </style:style>
    <style:style style:name="Table6.A" style:family="table-column">
      <style:table-column-properties style:column-width="8.698cm" style:rel-column-width="32767*"/>
    </style:style>
    <style:style style:name="Table6.B" style:family="table-column">
      <style:table-column-properties style:column-width="8.698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395cm" table:align="margins"/>
    </style:style>
    <style:style style:name="Table10.A" style:family="table-column">
      <style:table-column-properties style:column-width="8.698cm" style:rel-column-width="32767*"/>
    </style:style>
    <style:style style:name="Table10.B" style:family="table-column">
      <style:table-column-properties style:column-width="8.698cm" style:rel-column-width="32768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padding="0.097cm" fo:border="0.002cm solid #000000"/>
    </style:style>
    <style:style style:name="Table12" style:family="table">
      <style:table-properties style:width="17.395cm" table:align="margins"/>
    </style:style>
    <style:style style:name="Table12.A" style:family="table-column">
      <style:table-column-properties style:column-width="8.698cm" style:rel-column-width="32767*"/>
    </style:style>
    <style:style style:name="Table12.B" style:family="table-column">
      <style:table-column-properties style:column-width="8.698cm" style:rel-column-width="32768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7.395cm" table:align="margins"/>
    </style:style>
    <style:style style:name="Table14.A" style:family="table-column">
      <style:table-column-properties style:column-width="8.698cm" style:rel-column-width="32767*"/>
    </style:style>
    <style:style style:name="Table14.B" style:family="table-column">
      <style:table-column-properties style:column-width="8.698cm" style:rel-column-width="32768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4" style:family="text">
      <style:text-properties style:font-name="Arial" fo:font-size="14pt" fo:font-weight="normal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1">Nombre: <text:s text:c="14"/></text:span>Logueo.</text:p>
            <text:p text:style-name="P6">Código: <text:s text:c="15"/><text:span text:style-name="T2">CU001</text:span></text:p>
            <text:p text:style-name="P5"><text:span text:style-name="T1">Descripción: <text:s text:c="7"/></text:span><text:span text:style-name="T2">El usuario provee el email y contraseña para</text:span></text:p>
            <text:p text:style-name="P8"><text:s text:c="30"/>que sea identificado por el sistema.</text:p>
            <text:p text:style-name="P5"><text:span text:style-name="T1">Actores: <text:s text:c="14"/></text:span><text:span text:style-name="T2">Usuario.</text:span></text:p>
            <text:p text:style-name="P5"><text:span text:style-name="T1">Precondiciones:</text:span><text:span text:style-name="T2"> <text:s/>Ninguna.</text:span></text:p>
            <text:p text:style-name="P5"><text:span text:style-name="T1">Flujo normal</text:span><text:span text:style-name="T2">:</text:span></text:p>
            <text:p text:style-name="P8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7">Usuario</text:p>
                </table:table-cell>
                <table:table-cell table:style-name="Table2.B1" office:value-type="string">
                  <text:p text:style-name="P7">Sistema</text:p>
                </table:table-cell>
              </table:table-row>
              <table:table-row>
                <table:table-cell table:style-name="Table2.A2" office:value-type="string">
                  <text:p text:style-name="P5"><text:span text:style-name="T1">1.</text:span> Navega a la página de logueo.</text:p>
                </table:table-cell>
                <table:table-cell table:style-name="Table2.B2" office:value-type="string">
                  <text:p text:style-name="P5"/>
                </table:table-cell>
              </table:table-row>
              <table:table-row>
                <table:table-cell table:style-name="Table2.A2" office:value-type="string">
                  <text:p text:style-name="P6">2. <text:span text:style-name="T2">Ingresa su email y contraseña.</text:span></text:p>
                </table:table-cell>
                <table:table-cell table:style-name="Table2.B2" office:value-type="string">
                  <text:p text:style-name="P6">3. <text:span text:style-name="T2">Toma y valida los datos.</text:span></text:p>
                </table:table-cell>
              </table:table-row>
              <table:table-row>
                <table:table-cell table:style-name="Table2.A2" office:value-type="string">
                  <text:p text:style-name="P5"/>
                </table:table-cell>
                <table:table-cell table:style-name="Table2.B2" office:value-type="string">
                  <text:p text:style-name="P5"><text:span text:style-name="T1">4.</text:span> Autentifica al usuario.</text:p>
                </table:table-cell>
              </table:table-row>
              <table:table-row>
                <table:table-cell table:style-name="Table2.A2" office:value-type="string">
                  <text:p text:style-name="P5"/>
                </table:table-cell>
                <table:table-cell table:style-name="Table2.B2" office:value-type="string">
                  <text:p text:style-name="P5"><text:span text:style-name="T1">5.</text:span> <text:span text:style-name="T2">Redirrecciona a la página principal.</text:span></text:p>
                </table:table-cell>
              </table:table-row>
            </table:table>
            <text:p text:style-name="P6">Extensiones:</text:p>
            <text:p text:style-name="P6">3a. <text:span text:style-name="T2">Si uno de los campos está vacío, regresa a la página de logueo y despliega mensaje de error pidiendo que se llenen los campos faltantes.</text:span></text:p>
            <text:p text:style-name="P6">4a. <text:span text:style-name="T2">Si algunos de los datos es incorrecto, regresa a la página de logueo y despliega mensaje de error informando que, el email o el password son incorrectos.</text:span></text:p>
          </table:table-cell>
        </table:table-row>
      </table:table>
      <text:p text:style-name="P2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T1">Nombre: <text:s text:c="14"/></text:span><text:span text:style-name="T2">Registrar nuevo usuario con privilegios.</text:span></text:p>
            <text:p text:style-name="P6">Código: <text:s text:c="15"/><text:span text:style-name="T2">CU002</text:span></text:p>
            <text:p text:style-name="P6">Descripción: <text:s text:c="7"/><text:span text:style-name="T2">El usuario administrador puede registrar a un nuevo usuario </text:span></text:p>
            <text:p text:style-name="P8"><text:s text:c="30"/>para que tenga privilegios en el sistema.</text:p>
            <text:p text:style-name="P6">Actores: <text:s text:c="14"/><text:span text:style-name="T2">Usuario administrador.</text:span></text:p>
            <text:p text:style-name="P5"><text:span text:style-name="T1">Precondiciones:</text:span><text:span text:style-name="T2"> <text:s/>Ninguna</text:span></text:p>
            <text:p text:style-name="P5"><text:span text:style-name="T1">Flujo normal</text:span><text:span text:style-name="T2">:</text:span></text:p>
            <text:p text:style-name="P8"/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7">Usuario administrador</text:p>
                </table:table-cell>
                <table:table-cell table:style-name="Table8.B1" office:value-type="string">
                  <text:p text:style-name="P7">Sistema</text:p>
                </table:table-cell>
              </table:table-row>
              <table:table-row>
                <table:table-cell table:style-name="Table8.A2" office:value-type="string">
                  <text:p text:style-name="P5"><text:span text:style-name="T1">1. </text:span>Elige la opción de registrar un nuevo usuario.</text:p>
                </table:table-cell>
                <table:table-cell table:style-name="Table8.B2" office:value-type="string">
                  <text:p text:style-name="P5"/>
                </table:table-cell>
              </table:table-row>
              <table:table-row>
                <table:table-cell table:style-name="Table8.A2" office:value-type="string">
                  <text:p text:style-name="P8"><text:span text:style-name="T1">2. </text:span>Llena el formulario.</text:p>
                </table:table-cell>
                <table:table-cell table:style-name="Table8.B2" office:value-type="string">
                  <text:p text:style-name="P8"><text:span text:style-name="T1">3. </text:span>Toma y valida los datos.</text:p>
                </table:table-cell>
              </table:table-row>
              <table:table-row>
                <table:table-cell table:style-name="Table8.A2" office:value-type="string">
                  <text:p text:style-name="P8"/>
                </table:table-cell>
                <table:table-cell table:style-name="Table8.B2" office:value-type="string">
                  <text:p text:style-name="P8"><text:span text:style-name="T1">4. </text:span>Genera el id para el nuevo usuario.</text:p>
                </table:table-cell>
              </table:table-row>
              <table:table-row>
                <table:table-cell table:style-name="Table8.A2" office:value-type="string">
                  <text:p text:style-name="P8"/>
                </table:table-cell>
                <table:table-cell table:style-name="Table8.B2" office:value-type="string">
                  <text:p text:style-name="P8"><text:span text:style-name="T1">5.</text:span> Cambia el estado del usuario.</text:p>
                </table:table-cell>
              </table:table-row>
              <table:table-row>
                <table:table-cell table:style-name="Table8.A2" office:value-type="string">
                  <text:p text:style-name="P5"><text:soft-page-break/></text:p>
                </table:table-cell>
                <table:table-cell table:style-name="Table8.B2" office:value-type="string">
                  <text:p text:style-name="P5"><text:span text:style-name="T1">6. </text:span>Guarda toda la información del suario.</text:p>
                </table:table-cell>
              </table:table-row>
              <table:table-row>
                <table:table-cell table:style-name="Table8.A2" office:value-type="string">
                  <text:p text:style-name="P5"/>
                </table:table-cell>
                <table:table-cell table:style-name="Table8.B2" office:value-type="string">
                  <text:p text:style-name="P8"><text:span text:style-name="T1">7.</text:span> Redirecciona a la página principal.</text:p>
                </table:table-cell>
              </table:table-row>
            </table:table>
            <text:p text:style-name="P6">Extensiones:</text:p>
            <text:p text:style-name="P6">3a. <text:span text:style-name="T2">Si uno de los campos está vacío, despliega mensaje de error pidiendo que se llenen los campos faltantes.</text:span></text:p>
            <text:p text:style-name="P6">3b. <text:span text:style-name="T2">Si algunos de los datos no es del tipo esperado, despliega mensaje de error con los correspondientes campos erroneos. </text:span></text:p>
          </table:table-cell>
        </table:table-row>
      </table:table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pan text:style-name="T1">Nombre: <text:s text:c="14"/></text:span><text:span text:style-name="T2">Actualización usuario.</text:span></text:p>
            <text:p text:style-name="P6">Código: <text:s text:c="15"/><text:span text:style-name="T2">CU003</text:span></text:p>
            <text:p text:style-name="P5"><text:span text:style-name="T1">Descripción: <text:s text:c="7"/></text:span><text:span text:style-name="T2">Se actualiza la información de un usuario específico. Esto <text:s text:c="11"/></text:span></text:p>
            <text:p text:style-name="P9"><text:s text:c="30"/>puede realizarse en el registro del usuario o cuando se <text:s text:c="2"/></text:p>
            <text:p text:style-name="P9"><text:s text:c="30"/>requiera el cambio en algunos de los datos de un usuario.</text:p>
            <text:p text:style-name="P5"><text:span text:style-name="T1">Actores: <text:s text:c="14"/></text:span><text:span text:style-name="T2">Usuario administrador.</text:span></text:p>
            <text:p text:style-name="P5"><text:span text:style-name="T1">Precondiciones:</text:span><text:span text:style-name="T2"> <text:s/>Para la edición de los datos de un usuario, este debe estar <text:s/></text:span></text:p>
            <text:p text:style-name="P8"><text:s text:c="30"/>ya creado y además en el <text:s/>momento deben desplegarse los <text:s/></text:p>
            <text:p text:style-name="P8"><text:s text:c="30"/>datos correspondientes al usuario.</text:p>
            <text:p text:style-name="P5"><text:span text:style-name="T1">Flujo normal</text:span><text:span text:style-name="T2">:</text:span></text:p>
            <text:p text:style-name="P8"/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7">Usuario administrador</text:p>
                </table:table-cell>
                <table:table-cell table:style-name="Table4.B1" office:value-type="string">
                  <text:p text:style-name="P7">Sistema</text:p>
                </table:table-cell>
              </table:table-row>
              <table:table-row>
                <table:table-cell table:style-name="Table4.A2" office:value-type="string">
                  <text:p text:style-name="P5"><text:span text:style-name="T1">1.</text:span> Elige la opción de actualizar usuario.</text:p>
                </table:table-cell>
                <table:table-cell table:style-name="Table4.B2" office:value-type="string">
                  <text:p text:style-name="P5"/>
                </table:table-cell>
              </table:table-row>
              <table:table-row>
                <table:table-cell table:style-name="Table4.A2" office:value-type="string">
                  <text:p text:style-name="P6">2. <text:span text:style-name="T2">Llena el formulario.</text:span></text:p>
                </table:table-cell>
                <table:table-cell table:style-name="Table4.B2" office:value-type="string">
                  <text:p text:style-name="P6">3.<text:span text:style-name="T2"> Obtiene y valida los datos.</text:span></text:p>
                </table:table-cell>
              </table:table-row>
              <table:table-row>
                <table:table-cell table:style-name="Table4.A2" office:value-type="string">
                  <text:p text:style-name="P6"/>
                </table:table-cell>
                <table:table-cell table:style-name="Table4.B2" office:value-type="string">
                  <text:p text:style-name="P6">4. <text:span text:style-name="T2">Actualiza toda la información del usuario.</text:span></text:p>
                </table:table-cell>
              </table:table-row>
              <table:table-row>
                <table:table-cell table:style-name="Table4.A2" office:value-type="string">
                  <text:p text:style-name="P5"/>
                </table:table-cell>
                <table:table-cell table:style-name="Table4.B2" office:value-type="string">
                  <text:p text:style-name="P5"><text:span text:style-name="T1">5.</text:span> Guarda la información del usuario.</text:p>
                </table:table-cell>
              </table:table-row>
              <table:table-row>
                <table:table-cell table:style-name="Table4.A2" office:value-type="string">
                  <text:p text:style-name="P5"/>
                </table:table-cell>
                <table:table-cell table:style-name="Table4.B2" office:value-type="string">
                  <text:p text:style-name="P5"><text:span text:style-name="T1">6.</text:span> <text:span text:style-name="T2">Redirrecciona a la página principal.</text:span></text:p>
                </table:table-cell>
              </table:table-row>
            </table:table>
            <text:p text:style-name="P6">Extensiones:</text:p>
            <text:p text:style-name="P6">2a. <text:span text:style-name="T2">Si uno de los campos está vacío, despliega mensaje de error pidiendo que se llenen los campos faltantes.</text:span></text:p>
            <text:p text:style-name="P6">2b. <text:span text:style-name="T2">Si algunos de los datos no es del tipo esperado, se redireccion a la página de actualización y despliega mensaje de error con los correspondientes campos erroneos. </text:span></text:p>
            <text:p text:style-name="P6">2c. <text:span text:style-name="T2">Si el usuario no existe, despliega mensaje de error con dicha información.</text:span></text:p>
          </table:table-cell>
        </table:table-row>
      </table:table>
      <text:p text:style-name="P2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5"><text:span text:style-name="T1">Nombre: <text:s text:c="14"/></text:span><text:span text:style-name="T2">Eliminar usuario con privilegios.</text:span></text:p>
            <text:p text:style-name="P6">Código: <text:span text:style-name="T2"><text:s text:c="15"/>CU004</text:span></text:p>
            <text:p text:style-name="P6">Descripción: <text:s text:c="7"/><text:span text:style-name="T2">Se remueve un usuario con privilegios en el sistema, </text:span></text:p>
            <text:p text:style-name="P8"><text:s text:c="30"/>pasaría a ser un usuario normal que solo puede ver <text:s text:c="2"/></text:p>
            <text:p text:style-name="P8"><text:s text:c="30"/>información básica en el sistema.</text:p>
            <text:p text:style-name="P6">Actores: <text:s text:c="14"/><text:span text:style-name="T2">Usuario adminstrador.</text:span></text:p>
            <text:p text:style-name="P5"><text:span text:style-name="T1">Precondiciones:</text:span><text:span text:style-name="T2"> <text:s/>Despliegue de la correspondiente información del usuario a </text:span></text:p>
            <text:p text:style-name="P8"><text:s text:c="30"/>ser eliminado.</text:p>
            <text:p text:style-name="P5"><text:span text:style-name="T1">Flujo normal</text:span><text:span text:style-name="T2">:</text:span></text:p>
            <text:p text:style-name="P8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">Usuario administrador</text:p>
                </table:table-cell>
                <table:table-cell table:style-name="Table6.B1" office:value-type="string">
                  <text:p text:style-name="P7">Sistema</text:p>
                </table:table-cell>
              </table:table-row>
              <table:table-row>
                <table:table-cell table:style-name="Table6.A2" office:value-type="string">
                  <text:p text:style-name="P5"><text:span text:style-name="T1">1.</text:span> Elige la opción de eliminar usuario.</text:p>
                </table:table-cell>
                <table:table-cell table:style-name="Table6.B2" office:value-type="string">
                  <text:p text:style-name="P5"/>
                </table:table-cell>
              </table:table-row>
              <table:table-row>
                <table:table-cell table:style-name="Table6.A2" office:value-type="string">
                  <text:p text:style-name="P8"><text:span text:style-name="T1">2. </text:span>Ingresa el usuario a eliminar.</text:p>
                </table:table-cell>
                <table:table-cell table:style-name="Table6.B2" office:value-type="string">
                  <text:p text:style-name="P6">3. <text:span text:style-name="T2">Toma y valida los datos.</text:span></text:p>
                </table:table-cell>
              </table:table-row>
              <table:table-row>
                <table:table-cell table:style-name="Table6.A2" office:value-type="string">
                  <text:p text:style-name="P5"/>
                </table:table-cell>
                <table:table-cell table:style-name="Table6.B2" office:value-type="string">
                  <text:p text:style-name="P6">4. <text:span text:style-name="T2">Obtiene el id del respectivo usuario.</text:span></text:p>
                </table:table-cell>
              </table:table-row>
              <table:table-row>
                <table:table-cell table:style-name="Table6.A2" office:value-type="string">
                  <text:p text:style-name="P5"/>
                </table:table-cell>
                <table:table-cell table:style-name="Table6.B2" office:value-type="string">
                  <text:p text:style-name="P6">5. <text:span text:style-name="T2">Elimina al usuario de la base de datos.</text:span></text:p>
                </table:table-cell>
              </table:table-row>
              <table:table-row>
                <table:table-cell table:style-name="Table6.A2" office:value-type="string">
                  <text:p text:style-name="P5"/>
                </table:table-cell>
                <table:table-cell table:style-name="Table6.B2" office:value-type="string">
                  <text:p text:style-name="P6">6. <text:span text:style-name="T2">Redirecciona a la página principal.</text:span></text:p>
                </table:table-cell>
              </table:table-row>
            </table:table>
            <text:p text:style-name="P6">Extensiones:</text:p>
            <text:p text:style-name="P6">3a. <text:span text:style-name="T2">Si uno de los campos está vacío, despliega mensaje de error pidiendo que se llenen los campos faltantes.</text:span></text:p>
            <text:p text:style-name="P6">3b. <text:span text:style-name="T2">Si algunos de los datos no es del tipo esperado, se redireccion a la página de actualización y despliega mensaje de error con los correspondientes campos erroneos. </text:span></text:p>
            <text:p text:style-name="P6">3c. <text:span text:style-name="T2">Si el usuario no existe, despliega mensaje de error con dicha información.</text:span></text:p>
          </table:table-cell>
        </table:table-row>
      </table:table>
      <text:p text:style-name="P2"/>
      <table:table table:name="Table9" table:style-name="Table9">
        <table:table-column table:style-name="Table9.A"/>
        <table:table-row>
          <table:table-cell table:style-name="Table9.A1" office:value-type="string">
            <text:p text:style-name="P5"><text:span text:style-name="T1">Nombre: <text:s text:c="14"/></text:span><text:span text:style-name="T2">Realizar reportes.</text:span></text:p>
            <text:p text:style-name="P6">Código: <text:span text:style-name="T2"><text:s text:c="15"/>CU005</text:span></text:p>
            <text:p text:style-name="P6">Descripción: <text:s text:c="7"/><text:span text:style-name="T2">Generar informe de calidad educativa de la institución </text:span></text:p>
            <text:p text:style-name="P8"><text:s text:c="30"/>deseada.</text:p>
            <text:p text:style-name="P6">Actores: <text:s text:c="14"/><text:span text:style-name="T2">- Usuario administrador.</text:span></text:p>
            <text:p text:style-name="P8"><text:s text:c="30"/>- Usuario con privilegios.</text:p>
            <text:p text:style-name="P5"><text:span text:style-name="T1">Precondiciones:</text:span><text:span text:style-name="T2"> <text:s/>Login.</text:span></text:p>
            <text:p text:style-name="P5"><text:span text:style-name="T1">Flujo normal</text:span><text:span text:style-name="T2">:</text:span></text:p>
            <text:p text:style-name="P8"/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7">Usuario administrador/privilegios</text:p>
                </table:table-cell>
                <table:table-cell table:style-name="Table10.B1" office:value-type="string">
                  <text:p text:style-name="P7">Sistema</text:p>
                </table:table-cell>
              </table:table-row>
              <table:table-row>
                <table:table-cell table:style-name="Table10.A2" office:value-type="string">
                  <text:p text:style-name="P6">1. <text:span text:style-name="T2">Elige la opción de Reportes</text:span></text:p>
                </table:table-cell>
                <table:table-cell table:style-name="Table10.B2" office:value-type="string">
                  <text:p text:style-name="P5"/>
                </table:table-cell>
              </table:table-row>
              <table:table-row>
                <table:table-cell table:style-name="Table10.A2" office:value-type="string">
                  <text:p text:style-name="P6">2. <text:span text:style-name="T2">Elige la institución a generar el informe.</text:span></text:p>
                </table:table-cell>
                <table:table-cell table:style-name="Table10.B2" office:value-type="string">
                  <text:p text:style-name="P6">3. <text:span text:style-name="T2">Obtiene el código dane de la institución.</text:span></text:p>
                </table:table-cell>
              </table:table-row>
              <table:table-row>
                <table:table-cell table:style-name="Table10.A2" office:value-type="string">
                  <text:p text:style-name="P5"><text:soft-page-break/></text:p>
                </table:table-cell>
                <table:table-cell table:style-name="Table10.B2" office:value-type="string">
                  <text:p text:style-name="P6">4. <text:span text:style-name="T2">Consulta los respectivos datos.</text:span></text:p>
                </table:table-cell>
              </table:table-row>
              <table:table-row>
                <table:table-cell table:style-name="Table10.A2" office:value-type="string">
                  <text:p text:style-name="P5"/>
                </table:table-cell>
                <table:table-cell table:style-name="Table10.B2" office:value-type="string">
                  <text:p text:style-name="P6">5. <text:span text:style-name="T2">Despliega informe</text:span></text:p>
                </table:table-cell>
              </table:table-row>
            </table:table>
            <text:p text:style-name="P8"/>
          </table:table-cell>
        </table:table-row>
      </table:table>
      <text:p text:style-name="P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"><text:span text:style-name="T1">Nombre: <text:s text:c="14"/></text:span><text:span text:style-name="T2">Configurar aplicación.</text:span></text:p>
            <text:p text:style-name="P6">Código: <text:span text:style-name="T2"><text:s text:c="15"/>CU006</text:span></text:p>
            <text:p text:style-name="P6">Descripción: <text:s text:c="7"/><text:span text:style-name="T2">El administrador realiza la configuración de las diferentes </text:span></text:p>
            <text:p text:style-name="P8"><text:s text:c="30"/>funcionalidades del sistema.</text:p>
            <text:p text:style-name="P6">Actores: <text:s text:c="14"/><text:span text:style-name="T2">Usuario administrador.</text:span></text:p>
            <text:p text:style-name="P5"><text:span text:style-name="T1">Precondiciones:</text:span><text:span text:style-name="T2"> <text:s/>Login </text:span></text:p>
            <text:p text:style-name="P5"><text:span text:style-name="T1">Flujo normal</text:span><text:span text:style-name="T2">:</text:span></text:p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7">Usuario administrador</text:p>
                </table:table-cell>
                <table:table-cell table:style-name="Table12.B1" office:value-type="string">
                  <text:p text:style-name="P7">Sistema</text:p>
                </table:table-cell>
              </table:table-row>
              <table:table-row>
                <table:table-cell table:style-name="Table12.A2" office:value-type="string">
                  <text:p text:style-name="P5"><text:span text:style-name="T1">1.</text:span> Ir a la configuración de la página.</text:p>
                </table:table-cell>
                <table:table-cell table:style-name="Table12.B2" office:value-type="string">
                  <text:p text:style-name="P5"/>
                </table:table-cell>
              </table:table-row>
              <table:table-row>
                <table:table-cell table:style-name="Table12.A2" office:value-type="string">
                  <text:p text:style-name="P6">2. <text:span text:style-name="T2">Elige las diferentes opciones que el sistema deberá desplegar.</text:span></text:p>
                </table:table-cell>
                <table:table-cell table:style-name="Table12.B2" office:value-type="string">
                  <text:p text:style-name="P8"/>
                </table:table-cell>
              </table:table-row>
              <table:table-row>
                <table:table-cell table:style-name="Table12.A2" office:value-type="string">
                  <text:p text:style-name="P5"><text:span text:style-name="T1">3. </text:span>Guarda la información.</text:p>
                </table:table-cell>
                <table:table-cell table:style-name="Table12.B2" office:value-type="string">
                  <text:p text:style-name="P5"><text:span text:style-name="T1">4.</text:span> Guarda y actualiza los datos en los archivos de configuración del sistema.</text:p>
                </table:table-cell>
              </table:table-row>
            </table:table>
            <text:p text:style-name="P8"/>
          </table:table-cell>
        </table:table-row>
      </table:table>
      <text:p text:style-name="P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"><text:span text:style-name="T1">Nombre: <text:s text:c="14"/></text:span><text:span text:style-name="T2">Ejecutar procedimientos BD</text:span></text:p>
            <text:p text:style-name="P6">Código: <text:span text:style-name="T2"><text:s text:c="15"/>CU007</text:span></text:p>
            <text:p text:style-name="P6">Descripción: <text:s text:c="7"/><text:span text:style-name="T2">Generación de las diferentes tablas para los reportes de las </text:span></text:p>
            <text:p text:style-name="P8"><text:s text:c="30"/>instituciones educativas.</text:p>
            <text:p text:style-name="P6">Actores: <text:s text:c="14"/><text:span text:style-name="T2">Usuario administrador</text:span></text:p>
            <text:p text:style-name="P5"><text:span text:style-name="T1">Precondiciones:</text:span><text:span text:style-name="T2"> <text:s/></text:span></text:p>
            <text:p text:style-name="P5"><text:span text:style-name="T1">Flujo normal</text:span><text:span text:style-name="T2">:</text:span></text:p>
            <text:p text:style-name="P8"/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7">Usuario administrador</text:p>
                </table:table-cell>
                <table:table-cell table:style-name="Table14.B1" office:value-type="string">
                  <text:p text:style-name="P7">Sistema</text:p>
                </table:table-cell>
              </table:table-row>
              <table:table-row>
                <table:table-cell table:style-name="Table14.A2" office:value-type="string">
                  <text:p text:style-name="P6">1. <text:span text:style-name="T2">Ir a la configuración de la base de datos.</text:span></text:p>
                </table:table-cell>
                <table:table-cell table:style-name="Table14.B2" office:value-type="string">
                  <text:p text:style-name="P5"/>
                </table:table-cell>
              </table:table-row>
              <table:table-row>
                <table:table-cell table:style-name="Table14.A2" office:value-type="string">
                  <text:p text:style-name="P6">2. <text:span text:style-name="T2">Correr procedimientos</text:span></text:p>
                </table:table-cell>
                <table:table-cell table:style-name="Table14.B2" office:value-type="string">
                  <text:p text:style-name="P10"><text:span text:style-name="T3">3. </text:span><text:span text:style-name="T4">Verificar procedimientos.</text:span></text:p>
                </table:table-cell>
              </table:table-row>
              <table:table-row>
                <table:table-cell table:style-name="Table14.A2" office:value-type="string">
                  <text:p text:style-name="P5"/>
                </table:table-cell>
                <table:table-cell table:style-name="Table14.B2" office:value-type="string">
                  <text:p text:style-name="P5"><text:span text:style-name="T1">4.</text:span> Mensaje de éxito.</text:p>
                </table:table-cell>
              </table:table-row>
              <table:table-row>
                <table:table-cell table:style-name="Table14.A2" office:value-type="string">
                  <text:p text:style-name="P5"/>
                </table:table-cell>
                <table:table-cell table:style-name="Table14.B2" office:value-type="string">
                  <text:p text:style-name="P6">5. <text:span text:style-name="T2">Crear última base de datos para reportes.</text:span></text:p>
                </table:table-cell>
              </table:table-row>
            </table:table>
            <text:p text:style-name="P6">Extensiones:</text:p>
            <text:p text:style-name="P6">3a. <text:span text:style-name="T2">Si existe algún error en los procedimientos, se despliega mensaje de error, sea de sintaxis u otros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 style:master-page-name="">
      <style:paragraph-properties style:page-number="auto" fo:padding="0cm" fo:border="none" style:shadow="none" text:number-lines="false" text:line-number="0"/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o </meta:initial-creator>
    <meta:creation-date>2011-12-10T13:03:17</meta:creation-date>
    <dc:date>2011-12-12T12:18:41</dc:date>
    <dc:creator>mateo </dc:creator>
    <meta:editing-duration>PT2H49M</meta:editing-duration>
    <meta:editing-cycles>28</meta:editing-cycles>
    <meta:generator>LibreOffice/3.3$Linux LibreOffice_project/330m19$Build-401</meta:generator>
    <meta:document-statistic meta:table-count="14" meta:image-count="0" meta:object-count="0" meta:page-count="4" meta:paragraph-count="124" meta:word-count="753" meta:character-count="5562"/>
  </office:meta>
</office:document-meta>
</file>